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14:20:36.046413839</meta:creation-date>
    <meta:document-statistic meta:object-count="25"/>
    <meta:generator>Collabora_Office/25.04.5.1$Linux_AARCH64 LibreOffice_project/9181b9a419072ec8e4d6c732c948e783d8d2e498</meta:generator>
  </office:meta>
</office:document-meta>
</file>